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p_optimal" table:style-name="ta1">
        <table:shapes>
          <draw:frame draw:z-index="0" draw:style-name="gr1" draw:text-style-name="P1" svg:width="155.47mm" svg:height="92.7mm" svg:x="159.32mm" svg:y="1.06mm">
            <draw:object draw:notify-on-update-of-ranges="resultados_p_optimal.A1:resultados_p_optimal.A1 resultados_p_optimal.A2:resultados_p_optimal.A4 resultados_p_optimal.B1:resultados_p_optimal.B1 resultados_p_optimal.B2:resultados_p_optimal.B4 resultados_p_optimal.C1:resultados_p_optimal.C1 resultados_p_optimal.C2:resultados_p_optimal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706666" calcext:value-type="float">
            <text:p>1706666</text:p>
          </table:table-cell>
          <table:table-cell office:value-type="float" office:value="11019" calcext:value-type="float">
            <text:p>11019</text:p>
          </table:table-cell>
          <table:table-cell office:value-type="float" office:value="10762" calcext:value-type="float">
            <text:p>10762</text:p>
          </table:table-cell>
        </table:table-row>
        <table:table-row table:style-name="ro1">
          <table:table-cell office:value-type="float" office:value="853333" calcext:value-type="float">
            <text:p>853333</text:p>
          </table:table-cell>
          <table:table-cell office:value-type="float" office:value="11004" calcext:value-type="float">
            <text:p>11004</text:p>
          </table:table-cell>
          <table:table-cell office:value-type="float" office:value="10848" calcext:value-type="float">
            <text:p>10848</text:p>
          </table:table-cell>
        </table:table-row>
        <table:table-row table:style-name="ro1">
          <table:table-cell office:value-type="float" office:value="426666" calcext:value-type="float">
            <text:p>426666</text:p>
          </table:table-cell>
          <table:table-cell office:value-type="float" office:value="8425" calcext:value-type="float">
            <text:p>8425</text:p>
          </table:table-cell>
          <table:table-cell office:value-type="float" office:value="9121" calcext:value-type="float">
            <text:p>9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3T17:51:25.892000000</dc:date>
    <meta:editing-duration>PT4M48S</meta:editing-duration>
    <meta:editing-cycles>1</meta:editing-cycles>
    <meta:document-statistic meta:table-count="1" meta:cell-count="12" meta:object-count="1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48cm" svg:height="9.271cm" xlink:href=".." xlink:type="simple" chart:class="chart:line" chart:style-name="ch1">
        <chart:title svg:x="2.928cm" svg:y="0.321cm" chart:style-name="ch2">
          <text:p>Tempo de processamento ao variar o valor de P</text:p>
        </chart:title>
        <chart:subtitle svg:x="6.063cm" svg:y="1.285cm" chart:style-name="ch3">
          <text:p>Matriz 3200 x 3200</text:p>
        </chart:subtitle>
        <chart:legend chart:legend-position="end" svg:x="10.368cm" svg:y="4.087cm" style:legend-expansion="high" chart:style-name="ch4"/>
        <chart:plot-area chart:style-name="ch5" table:cell-range-address="resultados_p_optimal.A1:resultados_p_optimal.C4" chart:data-source-has-labels="both" svg:x="1.321cm" svg:y="2.153cm" svg:width="8.737cm" svg:height="5.952cm">
          <chartooo:coordinate-region svg:x="2.498cm" svg:y="2.353cm" svg:width="7.003cm" svg:height="5.105cm"/>
          <chart:axis chart:dimension="x" chart:name="primary-x" chart:style-name="ch6" chartooo:axis-type="auto">
            <chartooo:date-scale/>
            <chart:title svg:x="4.878cm" svg:y="8.29cm" chart:style-name="ch7">
              <text:p>Valor de P</text:p>
            </chart:title>
            <chart:categories table:cell-range-address="resultados_p_optimal.A2:resultados_p_optimal.A4"/>
          </chart:axis>
          <chart:axis chart:dimension="y" chart:name="primary-y" chart:style-name="ch6">
            <chart:title svg:x="0.451cm" svg:y="7.065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resultados_p_optimal.B2:resultados_p_optimal.B4" chart:label-cell-address="resultados_p_optimal.B1:resultados_p_optimal.B1" chart:class="chart:line">
            <chart:data-point chart:repeated="3"/>
          </chart:series>
          <chart:series chart:style-name="ch11" chart:values-cell-range-address="resultados_p_optimal.C2:resultados_p_optimal.C4" chart:label-cell-address="resultados_p_optimal.C1:resultados_p_optimal.C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threads</text:p>
                <draw:g>
                  <svg:desc>resultados_p_optimal.B1:resultados_p_optimal.B1</svg:desc>
                </draw:g>
              </table:table-cell>
              <table:table-cell office:value-type="string">
                <text:p>tempo_medio_processos</text:p>
                <draw:g>
                  <svg:desc>resultados_p_optimal.C1:resultados_p_optimal.C1</svg:desc>
                </draw:g>
              </table:table-cell>
            </table:table-row>
          </table:table-header-rows>
          <table:table-rows>
            <table:table-row>
              <table:table-cell office:value-type="float" office:value="1706666">
                <text:p>1706666</text:p>
                <draw:g>
                  <svg:desc>resultados_p_optimal.A2:resultados_p_optimal.A4</svg:desc>
                </draw:g>
              </table:table-cell>
              <table:table-cell office:value-type="float" office:value="11019">
                <text:p>11019</text:p>
                <draw:g>
                  <svg:desc>resultados_p_optimal.B2:resultados_p_optimal.B4</svg:desc>
                </draw:g>
              </table:table-cell>
              <table:table-cell office:value-type="float" office:value="10762">
                <text:p>10762</text:p>
                <draw:g>
                  <svg:desc>resultados_p_optimal.C2:resultados_p_optimal.C4</svg:desc>
                </draw:g>
              </table:table-cell>
            </table:table-row>
            <table:table-row>
              <table:table-cell office:value-type="float" office:value="853333">
                <text:p>853333</text:p>
              </table:table-cell>
              <table:table-cell office:value-type="float" office:value="11004">
                <text:p>11004</text:p>
              </table:table-cell>
              <table:table-cell office:value-type="float" office:value="10848">
                <text:p>10848</text:p>
              </table:table-cell>
            </table:table-row>
            <table:table-row>
              <table:table-cell office:value-type="float" office:value="426666">
                <text:p>426666</text:p>
              </table:table-cell>
              <table:table-cell office:value-type="float" office:value="8425">
                <text:p>8425</text:p>
              </table:table-cell>
              <table:table-cell office:value-type="float" office:value="9121">
                <text:p>9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